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PRINT #1<text:s text:c="91"/>STORY POINTS</text:p>
      <text:p text:style-name="Standard">Database Coding → Sandis Prajapati <text:s text:c="61"/>6 <text:s/></text:p>
      <text:p text:style-name="Standard">Database Design → Bikrum Katwal <text:s text:c="63"/>3</text:p>
      <text:p text:style-name="Standard">User Registration Coding → Bikrum Katwal <text:s text:c="49"/>4</text:p>
      <text:p text:style-name="Standard">User Registration Designing → Sandis Prajapati <text:s text:c="43"/>2</text:p>
      <text:p text:style-name="Standard">User Login Coding → Sandis Prajapati <text:s text:c="58"/>4</text:p>
      <text:p text:style-name="Standard">User Login Designing → Bikrum Katwal <text:s text:c="54"/>2</text:p>
      <text:p text:style-name="Standard">UI Testing →<text:s/>Sarbajeet G.C <text:s text:c="75"/>5</text:p>
      <text:p text:style-name="Standard">Integration Testing → Sagun Shrestha <text:s text:c="59"/>2</text:p>
      <text:p text:style-name="Standard"/>
      <text:p text:style-name="Standard">What went well in sprint #1?</text:p>
      <text:p text:style-name="Standard">→ Good Communication</text:p>
      <text:p text:style-name="Standard">→ Task well managed</text:p>
      <text:p text:style-name="Standard">→ Team Co-ordination</text:p>
      <text:p text:style-name="Standard"/>
      <text:p text:style-name="Standard">What didn’t go well?</text:p>
      <text:p text:style-name="Standard">→ Bug Fixing</text:p>
      <text:p text:style-name="Standard"/>
      <text:p text:style-name="Standard"/>
      <text:p text:style-name="Standard"/>
      <text:p text:style-name="P2">SPRINT #2<text:s text:c="91"/>STORY POINTS</text:p>
      <text:p text:style-name="Standard">Email Verification Coding → Bikrum Katwal <text:s text:c="47"/>3</text:p>
      <text:p text:style-name="Standard">Email Verification Designing → Sandis Prajapati <text:s text:c="41"/>1</text:p>
      <text:p text:style-name="Standard">Email Verification Testing → Sagun Shrestha <text:s text:c="47"/>1</text:p>
      <text:p text:style-name="Standard">Home Fragment Coding → Sandis Prajapati <text:s text:c="49"/>12</text:p>
      <text:p text:style-name="Standard">Home Fragment Designing →<text:s/>Bikrum Katwal <text:s text:c="46"/>6</text:p>
      <text:p text:style-name="Standard">Home Fragment Testing → Sarbajeet G.C <text:s text:c="53"/>4</text:p>
      <text:p text:style-name="Standard">Logout Coding → Bikrum Katwal <text:s text:c="65"/>1</text:p>
      <text:p text:style-name="Standard">Logout Testing → Sagun Shrestha <text:s text:c="65"/>1</text:p>
      <text:p text:style-name="Standard"/>
      <text:p text:style-name="Standard">What went well in Sprint #2?</text:p>
      <text:p text:style-name="Standard">→ Good Communication</text:p>
      <text:p text:style-name="Standard">→ Task well managed</text:p>
      <text:p text:style-name="Standard"/>
      <text:p text:style-name="Standard">What didn’t go well?</text:p>
      <text:p text:style-name="Standard">→ Error handling had to be done which brought complications</text:p>
      <text:p text:style-name="Standard">→ Application was unstable.(Kept on crashing).</text:p>
      <text:p text:style-name="Standard"/>
      <text:p text:style-name="P3">SPRINT #3<text:s text:c="4"/><text:s text:c="87"/>STORY POINTS</text:p>
      <text:p text:style-name="Standard">Bottom Navigation View Coding → Bikrum Katwal <text:s text:c="37"/>3</text:p>
      <text:p text:style-name="Standard">Bottom Navigation View Designing → Sandis Prajapati <text:s text:c="31"/>2</text:p>
      <text:p text:style-name="Standard">Bottom Navigation View Testing → Sarbajeet G.C <text:s text:c="39"/>1</text:p>
      <text:p text:style-name="Standard">Tab Preparation Coding → Bikrum Katwal <text:s text:c="51"/>3</text:p>
      <text:p text:style-name="Standard">Tab Preparation Designing → Sandis Prajapati <text:s text:c="45"/>2</text:p>
      <text:p text:style-name="Standard">Tab Preparation Testing → Sagun Shrestha <text:s text:c="51"/>1</text:p>
      <text:p text:style-name="Standard">Profile toolbar and menu coding → Sandis Prajapati <text:s text:c="36"/>7</text:p>
      <text:p text:style-name="Standard">Profile toolbar and menu designing → Bikrum Katwal <text:s text:c="33"/>5</text:p>
      <text:p text:style-name="Standard">Profile toolbar and menu Testing → Sarbajeet G.C and Sagun Shrestha <text:s text:c="7"/>4</text:p>
      <text:p text:style-name="Standard"/>
      <text:p text:style-name="Standard"/>
      <text:p text:style-name="Standard"/>
      <text:p text:style-name="Standard"/>
      <text:soft-page-break/>
      <text:p text:style-name="Standard">What went well in Sprint #3?</text:p>
      <text:p text:style-name="Standard">→ Good team efficiency</text:p>
      <text:p text:style-name="Standard"/>
      <text:p text:style-name="Standard">What didn’t go well??</text:p>
      <text:p text:style-name="Standard">→ Lack of team communication</text:p>
      <text:p text:style-name="Standard">→<text:s/>Tasks couldn’t be integrated as one.</text:p>
      <text:p text:style-name="Standard">→ Several errors were found.</text:p>
      <text:p text:style-name="Standard"/>
      <text:p text:style-name="P4">SPRINT #4<text:s text:c="90"/>STORY POINTS</text:p>
      <text:p text:style-name="Standard">User Profile Coding<text:s/>→ Sandis Prajapati <text:s text:c="53"/>5</text:p>
      <text:p text:style-name="Standard">User Profile Design → Bikrum Katwal <text:s text:c="54"/>2</text:p>
      <text:p text:style-name="Standard">User Profile Testing → Sarbajeet G.C <text:s text:c="56"/>1</text:p>
      <text:p text:style-name="Standard">Account Setting Coding → Bikrum Katwal <text:s text:c="47"/>5</text:p>
      <text:p text:style-name="Standard">Account Setting Design → Sandis Prajapati <text:s text:c="46"/>3</text:p>
      <text:p text:style-name="Standard">Account Setting Testing → Sagun Shrestha <text:s text:c="47"/>2</text:p>
      <text:p text:style-name="Standard">Profile Setup Coding →Sandis &amp; Bikrum <text:s text:c="50"/>7</text:p>
      <text:p text:style-name="Standard">Profile Setup Design → Sandis &amp; Bikrum <text:s text:c="49"/>3</text:p>
      <text:p text:style-name="Standard">Profile Setup Testing → Sagun &amp; Sarbajeet <text:s text:c="47"/>2</text:p>
      <text:p text:style-name="Standard"/>
      <text:p text:style-name="Standard">What went well in Sprint #4?</text:p>
      <text:p text:style-name="Standard">→ Good Team efficiency<text:s/></text:p>
      <text:p text:style-name="Standard">→ Seriousness towards the goal</text:p>
      <text:p text:style-name="Standard"/>
      <text:p text:style-name="Standard">What didn’t go well??</text:p>
      <text:p text:style-name="Standard">→ Time management.</text:p>
      <text:p text:style-name="Standard">→ Errors occurred in previous sprint tasks.</text:p>
      <text:p text:style-name="Standard"><text:s/></text:p>
      <text:p text:style-name="P5"/>
      <text:p text:style-name="P6">SPRINT #5 <text:s text:c="89"/>STORY POINTS</text:p>
      <text:p text:style-name="Standard">Edit Profile Coding → Bikrum Katwal <text:s text:c="54"/>6</text:p>
      <text:p text:style-name="Standard">Edit Profile Designing → Sandis Prajapati <text:s text:c="48"/>3</text:p>
      <text:p text:style-name="Standard">Edit Profile Testing → Sarbajeet &amp; Sagun <text:s text:c="49"/>3</text:p>
      <text:p text:style-name="Standard">Gallery Coding → Sandis Prajapati <text:s text:c="59"/>5</text:p>
      <text:p text:style-name="Standard">Gallery Designing → Bikrum Katwal <text:s text:c="36"/><text:s text:c="19"/>3</text:p>
      <text:p text:style-name="Standard">Gallery Testing → Sarbajeet &amp; Sagun <text:s text:c="23"/><text:s text:c="32"/>2</text:p>
      <text:p text:style-name="Standard">Camera Coding → Bikrum Katwal <text:s text:c="59"/>4</text:p>
      <text:p text:style-name="Standard">Camera Designing → Sandis Prajapati <text:s text:c="53"/>2</text:p>
      <text:p text:style-name="Standard">Camera Testing →<text:s/>Sarbajeet &amp; Sagun <text:s text:c="54"/>2</text:p>
      <text:p text:style-name="Standard"/>
      <text:p text:style-name="Standard">What went well in Sprint #5?</text:p>
      <text:p text:style-name="Standard">→ Great performance.</text:p>
      <text:p text:style-name="Standard">→ Tasks completed in time.</text:p>
      <text:p text:style-name="Standard">→ Great Team work.</text:p>
      <text:p text:style-name="Standard"/>
      <text:p text:style-name="Standard">What didn’t go well?</text:p>
      <text:p text:style-name="Standard">→Everything<text:s/>went fine.<text:s text:c="2"/></text:p>
      <text:p text:style-name="Standard"/>
      <text:p text:style-name="P7"/>
      <text:p text:style-name="P8"/>
      <text:p text:style-name="P9"/>
      <text:p text:style-name="P10"/>
      <text:p text:style-name="P11"/>
      <text:soft-page-break/>
      <text:p text:style-name="P12">SPRINT #6 <text:s text:c="89"/>STORY POINTS</text:p>
      <text:p text:style-name="Standard">Image View Coding → Bikrum Katwal <text:s text:c="55"/>6</text:p>
      <text:p text:style-name="Standard">Image View Designing → Sandis Prajapati <text:s text:c="49"/>3</text:p>
      <text:p text:style-name="Standard">Image View Testing → Sarbajeet and Sagun <text:s text:c="47"/>3</text:p>
      <text:p text:style-name="Standard">Firebase Storage Coding → Sandis Prajapati <text:s text:c="46"/>5</text:p>
      <text:p text:style-name="Standard">Firebase Storage Designing → Bikrum Katwal <text:s text:c="43"/>2.5</text:p>
      <text:p text:style-name="Standard">Firebase Storage Testing → Sarbajeet, Sagun <text:s text:c="45"/>2.5</text:p>
      <text:p text:style-name="Standard">Comment Coding → Bikrum Katwal <text:s text:c="58"/>4</text:p>
      <text:p text:style-name="Standard">Comment Designing → Sandis Prajapati <text:s text:c="53"/>2</text:p>
      <text:p text:style-name="Standard">Comment Testing → Sarbajeet &amp; Sagun <text:s text:c="54"/>2</text:p>
      <text:p text:style-name="Standard"/>
      <text:p text:style-name="Standard">What went well in sprint #6?</text:p>
      <text:p text:style-name="Standard">→ Great team work.</text:p>
      <text:p text:style-name="Standard">→ Tasks completed in time.</text:p>
      <text:p text:style-name="Standard"/>
      <text:p text:style-name="Standard">What didn’t go well?</text:p>
      <text:p text:style-name="Standard">→ Lack of team spirit.</text:p>
      <text:p text:style-name="Standard">→ Team Communication was not as good as previous sprints.</text:p>
      <text:p text:style-name="Standard"/>
      <text:p text:style-name="P13">SPRINT #7 <text:s text:c="89"/>STORY POINTS</text:p>
      <text:p text:style-name="Standard">Main News Feed Coding → Bikrum Katwal <text:s text:c="46"/>6</text:p>
      <text:p text:style-name="Standard">Main News Feed Designing → Sandis Prajapati <text:s text:c="40"/>3</text:p>
      <text:p text:style-name="Standard">Main News Feed Testing → Sarbajeet &amp; Sagun <text:s text:c="41"/>3</text:p>
      <text:p text:style-name="Standard">Like Coding<text:s/>→ Sandis Prajapati <text:s text:c="64"/>5</text:p>
      <text:p text:style-name="Standard">Like Designing → Bikrum Katwal <text:s text:c="61"/>2.5</text:p>
      <text:p text:style-name="Standard">Like Testing → Sarbajeet &amp; Sagun <text:s text:c="60"/>2.5</text:p>
      <text:p text:style-name="Standard">Debugging Code → Bikrum Katwal <text:s text:c="59"/>4</text:p>
      <text:p text:style-name="Standard">Debugging Designs → Sandis Prajapati <text:s text:c="54"/>2</text:p>
      <text:p text:style-name="Standard">Testing → Sarbajeet &amp; Sagun <text:s text:c="69"/>2</text:p>
      <text:p text:style-name="Standard"/>
      <text:p text:style-name="Standard">What went well in sprint #7?</text:p>
      <text:p text:style-name="Standard">→Great team work.</text:p>
      <text:p text:style-name="Standard">→ Application was ready for delivery.</text:p>
      <text:p text:style-name="Standard">→ All the teammates were confident about the metho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yam</meta:initial-creator>
    <dc:creator>Samyam</dc:creator>
    <meta:creation-date>2019-11-05T04:54:00Z</meta:creation-date>
    <dc:date>2019-11-05T05:48:00Z</dc:date>
    <meta:template xlink:href="Normal" xlink:type="simple"/>
    <meta:editing-cycles>12</meta:editing-cycles>
    <meta:editing-duration>PT3360S</meta:editing-duration>
    <meta:document-statistic meta:page-count="3" meta:paragraph-count="15" meta:word-count="1125" meta:character-count="7529" meta:row-count="53" meta:non-whitespace-character-count="6419"/>
  </office:meta>
</office:document-meta>
</file>